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2185a" officeooo:paragraph-rsid="0002185a"/>
    </style:style>
    <style:style style:name="P2" style:family="paragraph" style:parent-style-name="Standard" style:list-style-name="L1">
      <style:text-properties officeooo:rsid="0002185a" officeooo:paragraph-rsid="0002185a"/>
    </style:style>
    <style:style style:name="P3" style:family="paragraph" style:parent-style-name="Standard" style:list-style-name="L1">
      <style:text-properties officeooo:rsid="00037eb6" officeooo:paragraph-rsid="00037eb6"/>
    </style:style>
    <style:style style:name="P4" style:family="paragraph" style:parent-style-name="Standard">
      <style:text-properties officeooo:rsid="00037eb6" officeooo:paragraph-rsid="00037eb6"/>
    </style:style>
    <style:style style:name="P5" style:family="paragraph" style:parent-style-name="Standard" style:list-style-name="L1">
      <style:text-properties officeooo:rsid="00041069" officeooo:paragraph-rsid="00041069"/>
    </style:style>
    <style:style style:name="P6" style:family="paragraph" style:parent-style-name="Standard" style:list-style-name="L1">
      <style:text-properties officeooo:rsid="0005c0c4" officeooo:paragraph-rsid="0005c0c4"/>
    </style:style>
    <style:style style:name="P7" style:family="paragraph" style:parent-style-name="Standard">
      <style:text-properties officeooo:rsid="0005c0c4" officeooo:paragraph-rsid="0005c0c4"/>
    </style:style>
    <style:style style:name="P8" style:family="paragraph" style:parent-style-name="Standard" style:list-style-name="L1">
      <style:text-properties officeooo:rsid="0006dc1d" officeooo:paragraph-rsid="0006dc1d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ING 11/5</text:p>
      <text:p text:style-name="P1">Arapaho (and Other) Speech Practices</text:p>
      <text:p text:style-name="P1"/>
      <text:list text:style-name="L1">
        <text:list-item>
          <text:p text:style-name="P2">No use of writing prior to colonization</text:p>
        </text:list-item>
        <text:list-item>
          <text:p text:style-name="P2">Cherokee only lang who invented writing without European influence</text:p>
        </text:list-item>
        <text:list-item>
          <text:p text:style-name="P3">Languages began to be written en masse in the 19<text:span text:style-name="T1">th</text:span> and 20<text:span text:style-name="T1">th</text:span> centuries</text:p>
        </text:list-item>
        <text:list-item>
          <text:p text:style-name="P3">Some tribes refuse literacy, some only youth participate</text:p>
        </text:list-item>
      </text:list>
      <text:p text:style-name="P4"/>
      <text:list text:continue-numbering="true" text:style-name="L1">
        <text:list-item>
          <text:p text:style-name="P3">Place names have a different viewpoint in Native languages. (Miwok in Yosemite NP)</text:p>
        </text:list-item>
        <text:list-item>
          <text:p text:style-name="P3">Place names are descriptive. Association of the landscape</text:p>
        </text:list-item>
        <text:list-item>
          <text:p text:style-name="P5">In Miwok, no name for sister or brother. Just for younger sister, older sister, younger brother, older brother.</text:p>
        </text:list-item>
        <text:list-item>
          <text:p text:style-name="P6">Very descriptive words for different wildlife like eagles (sacred) and bison</text:p>
        </text:list-item>
        <text:list-item>
          <text:p text:style-name="P6">Death taboos only in some tribes like Miwok</text:p>
        </text:list-item>
        <text:list-item>
          <text:p text:style-name="P6">Names carry power of previous holder of the name, plant or animal invoked in the name</text:p>
          <text:list>
            <text:list-item>
              <text:p text:style-name="P6">Names are translatable </text:p>
            </text:list-item>
            <text:list-item>
              <text:p text:style-name="P6">No death taboo in Arapaho </text:p>
            </text:list-item>
            <text:list-item>
              <text:p text:style-name="P6">People change names while ill or bad fortune</text:p>
            </text:list-item>
          </text:list>
        </text:list-item>
      </text:list>
      <text:p text:style-name="P7"/>
      <text:list text:continue-numbering="true" text:style-name="L1">
        <text:list-item>
          <text:p text:style-name="P8"><text:span text:style-name="T3">Remember</text:span>: language or tribe from where I come from on the quiz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05T14:27:46.062053280</meta:creation-date>
    <dc:date>2025-11-05T15:38:16.008258118</dc:date>
    <meta:editing-duration>PT26M16S</meta:editing-duration>
    <meta:editing-cycles>1</meta:editing-cycles>
    <meta:document-statistic meta:table-count="0" meta:image-count="0" meta:object-count="0" meta:page-count="1" meta:paragraph-count="16" meta:word-count="160" meta:character-count="898" meta:non-whitespace-character-count="766"/>
    <meta:generator>LibreOffice/24.2.7.2$Linux_X86_64 LibreOffice_project/420$Build-2</meta:generator>
  </office:meta>
</office:document-meta>
</file>